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width="0.159cm" svg:stroke-color="#000000" draw:marker-start="" draw:marker-start-width="0.539cm" draw:marker-end="Arrow" draw:marker-end-width="0.539cm" draw:textarea-vertical-align="middle" fo:padding-top="0.205cm" fo:padding-bottom="0.205cm" fo:padding-left="0.33cm" fo:padding-right="0.33cm"/>
    </style:style>
    <style:style style:name="gr2" style:family="graphic" style:parent-style-name="standard">
      <style:graphic-properties draw:stroke="solid" svg:stroke-width="0.106cm" svg:stroke-color="#000000" draw:marker-start-width="0.358cm" draw:marker-end-width="0.358cm" draw:fill-color="#000000" draw:textarea-horizontal-align="justify" draw:textarea-vertical-align="middle" draw:auto-grow-height="false" fo:min-height="0.315cm" fo:min-width="0cm" fo:padding-top="0.177cm" fo:padding-bottom="0.177cm" fo:padding-left="0.302cm" fo:padding-right="0.30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0.857cm" fo:min-width="0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86cm"/>
    </style:style>
    <style:style style:name="gr6" style:family="graphic" style:parent-style-name="standard">
      <style:graphic-properties svg:stroke-width="0.159cm" svg:stroke-color="#000000" draw:marker-start="" draw:marker-start-width="0.539cm" draw:marker-end="Arrow" draw:marker-end-width="0.539cm" draw:textarea-vertical-align="middle" fo:padding-top="0.205cm" fo:padding-bottom="0.205cm" fo:padding-left="0.33cm" fo:padding-right="0.3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4.398cm" fo:min-width="0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15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6.497cm" fo:min-width="0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711cm"/>
    </style:style>
    <style:style style:name="gr11" style:family="graphic" style:parent-style-name="standard">
      <style:graphic-properties draw:stroke="dash" draw:stroke-dash="Dot" svg:stroke-width="0.106cm" svg:stroke-color="#000000" draw:marker-start-width="0.358cm" draw:marker-end-width="0.358cm" draw:fill-color="#ffffff" draw:textarea-horizontal-align="justify" draw:textarea-vertical-align="middle" draw:auto-grow-height="false" fo:min-height="0.433cm" fo:min-width="0.139cm" fo:padding-top="0.177cm" fo:padding-bottom="0.177cm" fo:padding-left="0.302cm" fo:padding-right="0.302cm"/>
    </style:style>
    <style:style style:name="gr12" style:family="graphic" style:parent-style-name="standard">
      <style:graphic-properties draw:stroke="solid" draw:stroke-dash="Dot" svg:stroke-width="0.106cm" svg:stroke-color="#000000" draw:marker-start-width="0.358cm" draw:marker-end-width="0.358cm" draw:fill-color="#000000" draw:textarea-horizontal-align="justify" draw:textarea-vertical-align="middle" draw:auto-grow-height="false" fo:min-height="0.433cm" fo:min-width="0.139cm" fo:padding-top="0.177cm" fo:padding-bottom="0.177cm" fo:padding-left="0.302cm" fo:padding-right="0.302cm"/>
    </style:style>
    <style:style style:name="gr13" style:family="graphic" style:parent-style-name="standard">
      <style:graphic-properties draw:stroke="dash" draw:stroke-dash="Fine_20_Dashed" svg:stroke-width="0.353cm" svg:stroke-color="#000000" draw:marker-start="" draw:marker-start-width="0.829cm" draw:marker-end="Arrow" draw:marker-end-width="0.829cm" draw:textarea-vertical-align="middle" fo:padding-top="0.301cm" fo:padding-bottom="0.301cm" fo:padding-left="0.426cm" fo:padding-right="0.426cm"/>
    </style:style>
    <style:style style:name="gr14" style:family="graphic" style:parent-style-name="standard">
      <style:graphic-properties svg:stroke-width="0.212cm" svg:stroke-color="#000000" draw:marker-start-width="0.517cm" draw:marker-end-width="0.517cm" draw:fill="none" draw:textarea-vertical-align="middle" draw:auto-grow-height="false" fo:min-height="2.482cm" fo:min-width="0cm" fo:padding-top="0.23cm" fo:padding-bottom="0.23cm" fo:padding-left="0.355cm" fo:padding-right="0.3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4.021cm"/>
    </style:style>
    <style:style style:name="gr16" style:family="graphic" style:parent-style-name="standard">
      <style:graphic-properties draw:stroke="solid" draw:stroke-dash="Dot" svg:stroke-width="0.106cm" svg:stroke-color="#000000" draw:marker-start-width="0.358cm" draw:marker-end-width="0.358cm" draw:fill-color="#000000" draw:textarea-horizontal-align="justify" draw:textarea-vertical-align="middle" draw:auto-grow-height="false" fo:min-height="1.195cm" fo:min-width="1.014cm" fo:padding-top="0.177cm" fo:padding-bottom="0.177cm" fo:padding-left="0.302cm" fo:padding-right="0.302cm"/>
    </style:style>
    <style:style style:name="gr17" style:family="graphic" style:parent-style-name="standard">
      <style:graphic-properties draw:stroke="solid" draw:stroke-dash="Fine_20_Dashed" svg:stroke-width="0.353cm" svg:stroke-color="#000000" draw:marker-start="" draw:marker-start-width="0.829cm" draw:marker-end="Arrow" draw:marker-end-width="0.829cm" draw:textarea-vertical-align="middle" fo:padding-top="0.301cm" fo:padding-bottom="0.301cm" fo:padding-left="0.426cm" fo:padding-right="0.426cm"/>
    </style:style>
    <style:style style:name="gr18" style:family="graphic" style:parent-style-name="standard">
      <style:graphic-properties svg:stroke-width="0.212cm" svg:stroke-color="#000000" draw:marker-start-width="0.517cm" draw:marker-end-width="0.517cm" draw:fill="none" draw:textarea-vertical-align="middle" draw:auto-grow-height="false" fo:min-height="13.456cm" fo:min-width="0cm" fo:padding-top="0.23cm" fo:padding-bottom="0.23cm" fo:padding-left="0.355cm" fo:padding-right="0.355cm"/>
    </style:style>
    <style:style style:name="gr19" style:family="graphic" style:parent-style-name="standard">
      <style:graphic-properties draw:stroke="dash" draw:stroke-dash="Dashed_20__28_var_29_" svg:stroke-width="0.159cm" svg:stroke-color="#000000" draw:marker-start-width="0.437cm" draw:marker-end-width="0.437cm" draw:fill-color="#ffffff" draw:textarea-horizontal-align="justify" draw:textarea-vertical-align="middle" draw:auto-grow-height="false" fo:min-height="1.195cm" fo:min-width="1.014cm" fo:padding-top="0.203cm" fo:padding-bottom="0.203cm" fo:padding-left="0.328cm" fo:padding-right="0.328cm"/>
    </style:style>
    <style:style style:name="gr20" style:family="graphic" style:parent-style-name="standard">
      <style:graphic-properties svg:stroke-width="0.159cm" svg:stroke-color="#000000" draw:marker-start-width="0.438cm" draw:marker-end-width="0.438cm" draw:fill="none" draw:textarea-vertical-align="middle" draw:auto-grow-height="false" fo:min-height="17.529cm" fo:min-width="0cm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4pt" fo:font-weight="bold" style:font-size-asian="24pt" style:font-size-complex="24pt"/>
    </style:style>
    <style:style style:name="T1" style:family="text">
      <style:text-properties fo:font-size="18pt" fo:font-weight="bold"/>
    </style:style>
    <style:style style:name="T2" style:family="text">
      <style:text-properties fo:font-size="32pt" fo:font-weight="bold" style:font-size-asian="32pt" style:font-size-complex="32pt"/>
    </style:style>
    <style:style style:name="T3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5.825cm" svg:y1="6.122cm" svg:x2="23.269cm" svg:y2="6.122cm">
          <text:p/>
        </draw:line>
        <draw:custom-shape draw:style-name="gr2" draw:text-style-name="P2" draw:layer="layout" svg:width="0.721cm" svg:height="0.945cm" svg:x="5.547cm" svg:y="5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547cm" svg:y1="6.122cm" svg:x2="14.547cm" svg:y2="6.122cm" draw:start-shape="id1" draw:end-shape="id1" svg:d="M14547 6122z" svg:viewBox="0 0 1 1">
          <text:p/>
        </draw:connector>
        <draw:custom-shape draw:style-name="gr4" draw:text-style-name="P3" draw:layer="layout" svg:width="0.861cm" svg:height="1.279cm" draw:transform="rotate (1.5707963267949) translate (5.27cm 7.7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3.36cm" svg:height="1.052cm" svg:x="4.297cm" svg:y="7.587cm">
          <draw:text-box>
            <text:p><text:span text:style-name="T1">Saccade</text:span></text:p>
          </draw:text-box>
        </draw:frame>
        <draw:line draw:style-name="gr6" draw:text-style-name="P1" xml:id="id2" draw:id="id2" draw:layer="layout" svg:x1="5.826cm" svg:y1="10.25cm" svg:x2="23.27cm" svg:y2="10.25cm">
          <text:p/>
        </draw:line>
        <draw:connector draw:style-name="gr3" draw:text-style-name="P1" draw:layer="layout" svg:x1="14.548cm" svg:y1="10.25cm" svg:x2="14.548cm" svg:y2="10.25cm" draw:start-shape="id2" draw:end-shape="id2" svg:d="M14548 10250z" svg:viewBox="0 0 1 1">
          <text:p/>
        </draw:connector>
        <draw:custom-shape draw:style-name="gr7" draw:text-style-name="P3" draw:layer="layout" svg:width="1.028cm" svg:height="15.564cm" draw:transform="rotate (1.5707963267949) translate (6.652cm 12.0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4" draw:layer="layout" svg:width="3.215cm" svg:height="1.052cm" svg:x="12.841cm" svg:y="12.123cm">
          <draw:text-box>
            <text:p><text:span text:style-name="T1">Fixation</text:span></text:p>
          </draw:text-box>
        </draw:frame>
        <draw:line draw:style-name="gr6" draw:text-style-name="P1" xml:id="id3" draw:id="id3" draw:layer="layout" svg:x1="5.826cm" svg:y1="14.406cm" svg:x2="23.27cm" svg:y2="14.406cm">
          <text:p/>
        </draw:line>
        <draw:connector draw:style-name="gr3" draw:text-style-name="P1" draw:layer="layout" svg:x1="14.548cm" svg:y1="14.406cm" svg:x2="14.548cm" svg:y2="14.406cm" draw:start-shape="id3" draw:end-shape="id3" svg:d="M14548 14406z" svg:viewBox="0 0 1 1">
          <text:p/>
        </draw:connector>
        <draw:custom-shape draw:style-name="gr9" draw:text-style-name="P3" draw:layer="layout" svg:width="1.028cm" svg:height="17.779cm" draw:transform="rotate (1.5707963267949) translate (5.408cm 16.21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4" draw:layer="layout" svg:width="2.211cm" svg:height="1.052cm" svg:x="13.169cm" svg:y="16.279cm">
          <draw:text-box>
            <text:p><text:span text:style-name="T1">Look</text:span></text:p>
          </draw:text-box>
        </draw:frame>
        <draw:custom-shape draw:style-name="gr2" draw:text-style-name="P2" draw:layer="layout" svg:width="0.833cm" svg:height="0.945cm" svg:x="5.547cm" svg:y="5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051cm" svg:height="1.111cm" svg:x="5.439cm" svg:y="9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34cm" svg:height="0.945cm" svg:x="5.548cm" svg:y="13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051cm" svg:height="1.111cm" svg:x="5.439cm" svg:y="5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051cm" svg:height="1.111cm" svg:x="5.439cm" svg:y="1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13" draw:text-style-name="P1" xml:id="id4" draw:id="id4" draw:layer="layout" svg:x1="6.252cm" svg:y1="6.387cm" svg:x2="23.696cm" svg:y2="6.387cm">
          <text:p/>
        </draw:line>
        <draw:custom-shape draw:style-name="gr2" draw:text-style-name="P2" draw:layer="layout" svg:width="0.721cm" svg:height="0.945cm" svg:x="5.548cm" svg:y="5.6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974cm" svg:y1="6.387cm" svg:x2="14.974cm" svg:y2="6.387cm" draw:start-shape="id4" draw:end-shape="id4" svg:d="M14974 6387z" svg:viewBox="0 0 1 1">
          <text:p/>
        </draw:connector>
        <draw:custom-shape draw:style-name="gr14" draw:text-style-name="P3" draw:layer="layout" svg:width="0.861cm" svg:height="3.048cm" draw:transform="rotate (1.5707963267949) translate (4.755cm 8.63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6" draw:layer="layout" svg:width="5.07cm" svg:height="2.139cm" svg:x="3.998cm" svg:y="8.66cm">
          <draw:text-box>
            <text:p><text:span text:style-name="T2">Saccade</text:span></text:p>
          </draw:text-box>
        </draw:frame>
        <draw:custom-shape draw:style-name="gr2" draw:text-style-name="P2" draw:layer="layout" svg:width="0.833cm" svg:height="0.945cm" svg:x="5.548cm" svg:y="5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2.286cm" svg:height="2.189cm" svg:x="5.136cm" svg:y="5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xml:id="id5" draw:id="id5" draw:layer="layout" svg:x1="6.252cm" svg:y1="13.061cm" svg:x2="23.696cm" svg:y2="13.061cm">
          <text:p/>
        </draw:line>
        <draw:custom-shape draw:style-name="gr2" draw:text-style-name="P2" draw:layer="layout" svg:width="0.721cm" svg:height="0.945cm" svg:x="5.548cm" svg:y="12.2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974cm" svg:y1="13.061cm" svg:x2="14.974cm" svg:y2="13.061cm" draw:start-shape="id5" draw:end-shape="id5" svg:d="M14974 13061z" svg:viewBox="0 0 1 1">
          <text:p/>
        </draw:connector>
        <draw:custom-shape draw:style-name="gr18" draw:text-style-name="P3" draw:layer="layout" svg:width="0.861cm" svg:height="14.626cm" draw:transform="rotate (1.5707963267949) translate (7.655cm 15.3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6" draw:layer="layout" svg:width="4.816cm" svg:height="2.139cm" svg:x="12.598cm" svg:y="15.434cm">
          <draw:text-box>
            <text:p><text:span text:style-name="T2">Fixation</text:span></text:p>
          </draw:text-box>
        </draw:frame>
        <draw:custom-shape draw:style-name="gr2" draw:text-style-name="P2" draw:layer="layout" svg:width="0.833cm" svg:height="0.945cm" svg:x="5.548cm" svg:y="12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2.286cm" svg:height="2.189cm" svg:x="5.136cm" svg:y="11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xml:id="id6" draw:id="id6" draw:layer="layout" svg:x1="6.252cm" svg:y1="20.361cm" svg:x2="23.696cm" svg:y2="20.361cm">
          <text:p/>
        </draw:line>
        <draw:custom-shape draw:style-name="gr2" draw:text-style-name="P2" draw:layer="layout" svg:width="0.721cm" svg:height="0.945cm" svg:x="5.548cm" svg:y="19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974cm" svg:y1="20.361cm" svg:x2="14.974cm" svg:y2="20.361cm" draw:start-shape="id6" draw:end-shape="id6" svg:d="M14974 20361z" svg:viewBox="0 0 1 1">
          <text:p/>
        </draw:connector>
        <draw:custom-shape draw:style-name="gr20" draw:text-style-name="P3" draw:layer="layout" svg:width="0.861cm" svg:height="18.923cm" draw:transform="rotate (1.5707963267949) translate (4.755cm 22.6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6" draw:layer="layout" svg:width="4.521cm" svg:height="2.139cm" svg:x="12.898cm" svg:y="22.434cm">
          <draw:text-box>
            <text:p><text:span text:style-name="T3">Look</text:span></text:p>
          </draw:text-box>
        </draw:frame>
        <draw:custom-shape draw:style-name="gr2" draw:text-style-name="P2" draw:layer="layout" svg:width="0.833cm" svg:height="0.945cm" svg:x="5.548cm" svg:y="19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2.286cm" svg:height="2.189cm" svg:x="5.136cm" svg:y="19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356cm" fo:margin-bottom="4.227cm" fo:margin-left="3.866cm" fo:margin-right="3.43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lin </meta:initial-creator>
    <meta:creation-date>2022-06-24T13:21:20.753653138</meta:creation-date>
    <dc:date>2022-11-24T11:09:37.648475089</dc:date>
    <meta:editing-duration>PT20H18M32S</meta:editing-duration>
    <meta:editing-cycles>14</meta:editing-cycles>
    <meta:generator>LibreOffice/6.0.7.3$Linux_X86_64 LibreOffice_project/00m0$Build-3</meta:generator>
    <meta:document-statistic meta:object-count="39"/>
  </office:meta>
</office:document-meta>
</file>